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013cm" fo:min-width="1.808cm" fo:padding-top="0cm" fo:padding-bottom="0cm" fo:padding-left="0cm" fo:padding-right="0cm"/>
    </style:style>
    <style:style style:name="gr4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text-properties fo:color="#000080" fo:font-size="18pt" style:font-size-asian="18pt" style:font-size-complex="18pt"/>
    </style:style>
    <style:style style:name="P5" style:family="paragraph">
      <style:paragraph-properties fo:text-align="center"/>
      <style:text-properties fo:color="#000080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9.142cm" svg:height="1.534cm" svg:x="2.061cm" svg:y="1.794cm">
          <draw:text-box>
            <text:p><text:span text:style-name="T1">Infinite Loops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191cm" svg:x="8.699cm" svg:y="5.5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9.123cm" svg:y="5.584cm">
          <draw:text-box>
            <text:p><text:span text:style-name="T2">B</text:span></text:p>
          </draw:text-box>
        </draw:frame>
        <draw:frame draw:style-name="gr2" draw:text-style-name="P4" draw:layer="layout" svg:width="5.467cm" svg:height="3.831cm" svg:x="6.656cm" svg:y="9.216cm">
          <draw:text-box>
            <text:p><text:span text:style-name="T3">Start in A</text:span></text:p>
            <text:p><text:span text:style-name="T3">Go to B</text:span></text:p>
            <text:p><text:span text:style-name="T3">Back to A</text:span></text:p>
            <text:p><text:span text:style-name="T3">Back to B</text:span></text:p>
            <text:p><text:span text:style-name="T3">And loop forever</text:span></text:p>
          </draw:text-box>
        </draw:frame>
        <draw:line draw:style-name="gr4" draw:text-style-name="P5" draw:layer="layout" svg:x1="1.65cm" svg:y1="16.167cm" svg:x2="14.816cm" svg:y2="16.167cm">
          <text:p/>
        </draw:line>
        <draw:frame draw:style-name="gr5" draw:layer="layout" svg:width="1.48cm" svg:height="1.647cm" svg:x="6.877cm" svg:y="16.9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61cm" svg:y="3.568cm" svg:viewBox="0 0 26511 0" draw:points="0,0 26511,0 0,0">
          <text:p/>
        </draw:polyline>
        <draw:line draw:style-name="gr7" draw:text-style-name="P5" draw:layer="layout" svg:x1="18.883cm" svg:y1="6.157cm" svg:x2="9.576cm" svg:y2="6.157cm">
          <text:p/>
        </draw:line>
        <draw:line draw:style-name="gr4" draw:text-style-name="P5" draw:layer="layout" svg:x1="14.738cm" svg:y1="16.163cm" svg:x2="14.738cm" svg:y2="19.599cm">
          <text:p/>
        </draw:line>
      </draw:page>
      <draw:page draw:name="page2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142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5.467cm" svg:height="4.597cm" svg:x="6.328cm" svg:y="9.112cm">
          <draw:text-box>
            <text:p><text:span text:style-name="T3">Start in A</text:span></text:p>
            <text:p><text:span text:style-name="T3">Go to B</text:span></text:p>
            <text:p><text:span text:style-name="T3">Go to C</text:span></text:p>
            <text:p><text:span text:style-name="T3">Back to B</text:span></text:p>
            <text:p><text:span text:style-name="T3">Back to A</text:span></text:p>
            <text:p><text:span text:style-name="T3">And loop forever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598cm" svg:height="1.647cm" svg:x="6.549cm" svg:y="16.6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  <draw:page draw:name="page3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142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6.945cm" svg:height="3.065cm" svg:x="6.679cm" svg:y="9.813cm">
          <draw:text-box>
            <text:p><text:span text:style-name="T3">Start in B</text:span></text:p>
            <text:p><text:span text:style-name="T3">Go to A and back to B</text:span></text:p>
            <text:p><text:span text:style-name="T3">Go to C and back to B</text:span></text:p>
            <text:p><text:span text:style-name="T3">And loop forever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552cm" svg:height="1.647cm" svg:x="6.199cm" svg:y="16.81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  <draw:page draw:name="page4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142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8.909cm" svg:height="3.065cm" svg:x="6.679cm" svg:y="9.813cm">
          <draw:text-box>
            <text:p><text:span text:style-name="T3">Start in B</text:span></text:p>
            <text:p><text:span text:style-name="T3">Go to A and back to B twice</text:span></text:p>
            <text:p><text:span text:style-name="T3">Go to C and back to B</text:span></text:p>
            <text:p><text:span text:style-name="T3">And loop forever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717cm" svg:height="2.631cm" svg:x="6.613cm" svg:y="16.3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  <draw:page draw:name="page5" draw:style-name="dp1" draw:master-page-name="Default">
        <draw:polyline draw:style-name="gr1" draw:text-style-name="P1" draw:layer="layout" svg:width="14.439cm" svg:height="0cm" svg:x="1.509cm" svg:y="3.468cm" svg:viewBox="0 0 14440 0" draw:points="0,0 14440,0 0,0">
          <text:p/>
        </draw:polyline>
        <draw:frame draw:style-name="gr2" draw:text-style-name="P2" draw:layer="layout" svg:width="9.142cm" svg:height="1.534cm" svg:x="1.96cm" svg:y="1.694cm">
          <draw:text-box>
            <text:p><text:span text:style-name="T1">Infinite Loops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frame draw:style-name="gr3" draw:text-style-name="P3" draw:layer="layout" svg:width="0.701cm" svg:height="1.191cm" svg:x="8.598cm" svg:y="5.4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9.022cm" svg:y="5.4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9.066cm" svg:y="15.797cm">
          <draw:text-box>
            <text:p><text:span text:style-name="T2">C</text:span></text:p>
          </draw:text-box>
        </draw:frame>
        <draw:line draw:style-name="gr7" draw:text-style-name="P5" draw:layer="layout" svg:x1="19.334cm" svg:y1="6.506cm" svg:x2="19.334cm" svg:y2="15.813cm">
          <text:p/>
        </draw:line>
        <draw:frame draw:style-name="gr2" draw:text-style-name="P4" draw:layer="layout" svg:width="8.909cm" svg:height="3.065cm" svg:x="6.779cm" svg:y="9.913cm">
          <draw:text-box>
            <text:p><text:span text:style-name="T3">Start in B</text:span></text:p>
            <text:p><text:span text:style-name="T3">Go to A and back to B twice</text:span></text:p>
            <text:p><text:span text:style-name="T3">Go to C and back to B twice</text:span></text:p>
            <text:p><text:span text:style-name="T3">And loop forever</text:span></text:p>
          </draw:text-box>
        </draw:frame>
        <draw:line draw:style-name="gr4" draw:text-style-name="P5" draw:layer="layout" svg:x1="1.549cm" svg:y1="16.067cm" svg:x2="14.715cm" svg:y2="16.067cm">
          <text:p/>
        </draw:line>
        <draw:frame draw:style-name="gr5" draw:layer="layout" svg:width="2.717cm" svg:height="2.631cm" svg:x="6.713cm" svg:y="16.4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509cm" svg:y="3.468cm" svg:viewBox="0 0 26511 0" draw:points="0,0 26511,0 0,0">
          <text:p/>
        </draw:polyline>
        <draw:line draw:style-name="gr7" draw:text-style-name="P5" draw:layer="layout" svg:x1="18.782cm" svg:y1="6.057cm" svg:x2="9.475cm" svg:y2="6.057cm">
          <text:p/>
        </draw:line>
        <draw:line draw:style-name="gr4" draw:text-style-name="P5" draw:layer="layout" svg:x1="14.637cm" svg:y1="16.063cm" svg:x2="14.637cm" svg:y2="19.499cm">
          <text:p/>
        </draw:line>
      </draw:page>
      <draw:page draw:name="page6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142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199cm" svg:height="1.534cm" svg:x="25.265cm" svg:y="1.594cm">
          <draw:text-box>
            <text:p><text:span text:style-name="T1">6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8.85cm" svg:height="3.065cm" svg:x="6.679cm" svg:y="9.813cm">
          <draw:text-box>
            <text:p><text:span text:style-name="T3">Start in B</text:span></text:p>
            <text:p><text:span text:style-name="T3">Go to A and back to B</text:span></text:p>
            <text:p><text:span text:style-name="T3">Go to C and back to B twice</text:span></text:p>
            <text:p><text:span text:style-name="T3">And loop forever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717cm" svg:height="2.631cm" svg:x="6.613cm" svg:y="16.3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3:14</meta:creation-date>
    <dc:format>image/svg+xml</dc:format>
    <meta:editing-cycles>3</meta:editing-cycles>
    <meta:editing-duration>PT47S</meta:editing-duration>
    <dc:date>2013-09-07T01:55:37</dc:date>
    <dc:creator>oaz </dc:creator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i>AB</mi>
                <mo stretchy="false">⏟</mo>
              </munder>
              <mo stretchy="false">∞</mo>
            </munder>
          </mrow>
        </mrow>
      </mstyle>
    </mrow>
    <annotation encoding="StarMath 5.0">color blue { AB 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under>
                    <munder>
                      <mi>BA</mi>
                      <mo stretchy="false">⏟</mo>
                    </munder>
                    <mn>2</mn>
                  </munder>
                  <munder>
                    <munder>
                      <mi>BC</mi>
                      <mo stretchy="false">⏟</mo>
                    </munder>
                    <mn>2</mn>
                  </munder>
                </mrow>
                <mo stretchy="false">⏟</mo>
              </munder>
              <mo stretchy="false">∞</mo>
            </munder>
          </mrow>
        </mrow>
      </mstyle>
    </mrow>
    <annotation encoding="StarMath 5.0">color blue { {BA underbrace 2 BC underbrace 2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i>ABCB</mi>
                <mo stretchy="false">⏟</mo>
              </munder>
              <mo stretchy="false">∞</mo>
            </munder>
          </mrow>
        </mrow>
      </mstyle>
    </mrow>
    <annotation encoding="StarMath 5.0">color blue { ABCB underbrace infinity  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i>BABC</mi>
                <mo stretchy="false">⏟</mo>
              </munder>
              <mo stretchy="false">∞</mo>
            </munder>
          </mrow>
        </mrow>
      </mstyle>
    </mrow>
    <annotation encoding="StarMath 5.0">color blue { BABC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under>
                    <munder>
                      <mi>BA</mi>
                      <mo stretchy="false">⏟</mo>
                    </munder>
                    <mn>2</mn>
                  </munder>
                  <mi>BC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BA underbrace 2 BC} underbrace infinity  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>BA</mi>
                  <munder>
                    <munder>
                      <mi>BC</mi>
                      <mo stretchy="false">⏟</mo>
                    </munder>
                    <mn>2</mn>
                  </munder>
                </mrow>
                <mo stretchy="false">⏟</mo>
              </munder>
              <mo stretchy="false">∞</mo>
            </munder>
          </mrow>
        </mrow>
      </mstyle>
    </mrow>
    <annotation encoding="StarMath 5.0">color blue { {BA BC underbrace 2} underbrace infinity   }</annotation>
  </semantics>
</math>
</file>